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62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26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6cm" fo:min-width="2.58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6cm" fo:min-width="3.06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6cm" fo:min-width="3.6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2.839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6cm" fo:min-width="2.166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6cm" fo:min-width="3.242cm" style:writing-mode="lr-tb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color="#ff0000"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ff0000"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ff0000"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46cm" fo:min-width="3.513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46cm" fo:min-width="3.932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c9211e" draw:marker-end="Arrowheads_20_4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c9211e" draw:marker-end="Arrowheads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style:text-underline-style="dotted" style:text-underline-width="auto" style:text-underline-color="font-color"/>
    </style:style>
    <style:style style:name="P4" style:family="paragraph">
      <style:paragraph-properties fo:text-align="center" style:writing-mode="lr-tb"/>
      <style:text-properties style:text-underline-style="dotted" style:text-underline-width="auto" style:text-underline-color="font-colo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text-underline-style="dotte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7cm" svg:height="1.27cm" svg:x="4.492cm" svg:y="4.175cm">
          <text:p text:style-name="P1">Custom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127cm" svg:height="1.27cm" svg:x="24.178cm" svg:y="18.144cm">
          <text:p text:style-name="P1">Or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762cm" svg:height="1.27cm" svg:x="8.303cm" svg:y="22.903cm">
          <text:p text:style-name="P1">Measure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127cm" svg:height="1.27cm" svg:x="4.81cm" svg:y="14.013cm">
          <text:p text:style-name="P1">Tailo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361cm" svg:height="1.266cm" draw:transform="skewX (-0.0663225115757845) translate (11.795cm 24.495cm)">
          <text:p text:style-name="P1">body_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38cm" svg:height="1.266cm" draw:transform="skewX (-0.0663225115757845) translate (2.27cm 16.236cm)">
          <text:p text:style-name="P1">shop_add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896cm" svg:height="1.266cm" draw:transform="skewX (-0.0663225115757845) translate (27.087cm 21.319cm)">
          <text:p text:style-name="P1">order_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361cm" svg:height="1.266cm" draw:transform="skewX (-0.0663225115757845) translate (21.637cm 21.32cm)">
          <text:p text:style-name="P3"><text:span text:style-name="T1">tail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361cm" svg:height="1.266cm" draw:transform="skewX (-0.0663225115757845) translate (24.177cm 14.652cm)">
          <text:p text:style-name="P5"><text:span text:style-name="T2">ord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361cm" svg:height="1.266cm" draw:transform="skewX (-0.0663225115757845) translate (27.352cm 15.922cm)">
          <text:p text:style-name="P3"><text:span text:style-name="T1">cust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721cm" svg:height="1.266cm" draw:transform="skewX (-0.0663225115757845) translate (1.952cm 11.16cm)">
          <text:p text:style-name="P1">tail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361cm" svg:height="1.266cm" draw:transform="skewX (-0.0663225115757845) translate (7.667cm 10.525cm)">
          <text:p text:style-name="P5"><text:span text:style-name="T2">tail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61cm" svg:height="1.266cm" draw:transform="skewX (-0.0663225115757845) translate (10.207cm 3.226cm)">
          <text:p text:style-name="P1">cont_inf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768cm" svg:height="1.266cm" draw:transform="skewX (-0.0663225115757845) translate (1.635cm 1.956cm)">
          <text:p text:style-name="P5"><text:span text:style-name="T2">cust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292cm" svg:height="1.266cm" draw:transform="skewX (-0.0663225115757845) translate (6.08cm 1.317cm)">
          <text:p text:style-name="P1">cust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.62cm" svg:y1="2.587cm" svg:x2="7.35cm" svg:y2="4.175cm">
          <text:p/>
        </draw:line>
        <draw:line draw:style-name="gr9" draw:text-style-name="P7" draw:layer="layout" svg:x1="10.525cm" svg:y1="4.175cm" svg:x2="8.62cm" svg:y2="4.81cm">
          <text:p/>
        </draw:line>
        <draw:line draw:style-name="gr9" draw:text-style-name="P7" draw:layer="layout" svg:x1="4.175cm" svg:y1="2.905cm" svg:x2="5.127cm" svg:y2="4.175cm">
          <text:p/>
        </draw:line>
        <draw:line draw:style-name="gr9" draw:text-style-name="P7" draw:layer="layout" svg:x1="4.492cm" svg:y1="12.108cm" svg:x2="5.445cm" svg:y2="14.013cm">
          <text:p/>
        </draw:line>
        <draw:line draw:style-name="gr9" draw:text-style-name="P7" draw:layer="layout" svg:x1="8.62cm" svg:y1="11.473cm" svg:x2="7.667cm" svg:y2="14.013cm">
          <text:p/>
        </draw:line>
        <draw:line draw:style-name="gr9" draw:text-style-name="P7" draw:layer="layout" svg:x1="7.985cm" svg:y1="15.283cm" svg:x2="6.397cm" svg:y2="16.553cm">
          <text:p/>
        </draw:line>
        <draw:line draw:style-name="gr9" draw:text-style-name="P7" draw:layer="layout" svg:x1="26.717cm" svg:y1="15.922cm" svg:x2="25.765cm" svg:y2="18.144cm">
          <text:p/>
        </draw:line>
        <draw:line draw:style-name="gr9" draw:text-style-name="P7" draw:layer="layout" svg:x1="28.622cm" svg:y1="16.874cm" svg:x2="27.035cm" svg:y2="18.144cm">
          <text:p/>
        </draw:line>
        <draw:line draw:style-name="gr9" draw:text-style-name="P7" draw:layer="layout" svg:x1="24.177cm" svg:y1="21.319cm" svg:x2="24.812cm" svg:y2="19.414cm">
          <text:p/>
        </draw:line>
        <draw:line draw:style-name="gr9" draw:text-style-name="P7" draw:layer="layout" svg:x1="27.67cm" svg:y1="19.097cm" svg:x2="29.575cm" svg:y2="21.319cm">
          <text:p/>
        </draw:line>
        <draw:custom-shape draw:style-name="gr4" draw:text-style-name="P6" draw:layer="layout" svg:width="5.038cm" svg:height="1.266cm" draw:transform="skewX (-0.0663225115757845) translate (7.35cm 20.05cm)">
          <text:p text:style-name="P5"><text:span text:style-name="T2">measu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.937cm" svg:y1="22.903cm" svg:x2="8.937cm" svg:y2="20.998cm">
          <text:p/>
        </draw:line>
        <draw:line draw:style-name="gr9" draw:text-style-name="P7" draw:layer="layout" svg:x1="10.525cm" svg:y1="24.173cm" svg:x2="12.112cm" svg:y2="25.126cm">
          <text:p/>
        </draw:line>
        <draw:connector draw:style-name="gr10" draw:text-style-name="P7" draw:layer="layout" draw:type="curve" draw:line-skew="0.794cm" svg:x1="8.619cm" svg:y1="4.81cm" svg:x2="24.178cm" svg:y2="18.779cm" draw:start-shape="id1" draw:end-shape="id2" svg:d="M8619 4810c12859 0 5080 13969 15559 13969" svg:viewBox="0 0 15560 13970">
          <text:p/>
        </draw:connector>
        <draw:connector draw:style-name="gr11" draw:text-style-name="P7" draw:layer="layout" draw:type="curve" svg:x1="8.937cm" svg:y1="14.648cm" svg:x2="24.178cm" svg:y2="18.779cm" draw:start-shape="id3" draw:end-shape="id2" draw:end-glue-point="5" svg:d="M8937 14648c11430 0 3810 4131 15241 4131" svg:viewBox="0 0 15242 4132">
          <text:p/>
        </draw:connector>
        <draw:connector draw:style-name="gr12" draw:text-style-name="P7" draw:layer="layout" draw:type="curve" svg:x1="24.178cm" svg:y1="18.779cm" svg:x2="13.065cm" svg:y2="23.538cm" draw:start-shape="id2" draw:start-glue-point="5" draw:end-shape="id4" svg:d="M24178 18779c-8334 0-2778 4759-11113 4759" svg:viewBox="0 0 11114 4760">
          <text:p/>
        </draw:connector>
        <draw:frame draw:style-name="gr13" draw:text-style-name="P8" draw:layer="layout" svg:width="3.493cm" svg:height="0.962cm" svg:x="13.382cm" svg:y="7.34cm">
          <draw:text-box>
            <text:p>places</text:p>
          </draw:text-box>
        </draw:frame>
        <draw:custom-shape draw:style-name="gr3" draw:text-style-name="P4" draw:layer="layout" svg:width="4.361cm" svg:height="1.266cm" draw:transform="skewX (-0.0663225115757845) translate (7.032cm 25.447cm)">
          <text:p text:style-name="P3"><text:span text:style-name="T1">order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9.572cm" svg:y1="24.173cm" svg:x2="8.937cm" svg:y2="25.443cm">
          <text:p/>
        </draw:line>
        <draw:frame draw:style-name="gr13" draw:text-style-name="P8" draw:layer="layout" svg:width="3.493cm" svg:height="0.962cm" svg:x="14.335cm" svg:y="15.922cm">
          <draw:text-box>
            <text:p>fulfills</text:p>
          </draw:text-box>
        </draw:frame>
        <draw:frame draw:style-name="gr13" draw:text-style-name="P8" draw:layer="layout" svg:width="3.493cm" svg:height="0.962cm" svg:x="14.652cm" svg:y="20.993cm">
          <draw:text-box>
            <text:p>includes</text:p>
          </draw:text-box>
        </draw:frame>
        <draw:custom-shape draw:style-name="gr1" draw:text-style-name="P2" xml:id="id6" draw:id="id6" draw:layer="layout" svg:width="4.127cm" svg:height="1.27cm" svg:x="4.492cm" svg:y="4.176cm">
          <text:p text:style-name="P1">Custom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127cm" svg:height="1.27cm" svg:x="23.225cm" svg:y="4.806cm">
          <text:p text:style-name="P1">Pay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361cm" svg:height="1.266cm" draw:transform="skewX (-0.0663225115757845) translate (20.685cm 7.663cm)">
          <text:p text:style-name="P3"><text:span text:style-name="T1">cust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673cm" svg:height="1.266cm" draw:transform="skewX (-0.0663225115757845) translate (19.097cm 1.952cm)">
          <text:p text:style-name="P3"><text:span text:style-name="T1">payment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673cm" svg:height="1.266cm" draw:transform="skewX (-0.0663225115757845) translate (26.082cm 7.354cm)">
          <text:p text:style-name="P3"><text:span text:style-name="T1">total_pay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361cm" svg:height="1.266cm" draw:transform="skewX (-0.0663225115757845) translate (26.082cm 1.635cm)">
          <text:p text:style-name="P3"><text:span text:style-name="T1">tail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4.177cm" svg:y1="4.806cm" svg:x2="23.225cm" svg:y2="3.218cm">
          <text:p/>
        </draw:line>
        <draw:custom-shape draw:style-name="gr15" draw:text-style-name="P2" draw:layer="layout" svg:width="6.266cm" svg:height="1.266cm" draw:transform="skewX (-0.0663225115757845) translate (1.635cm 7.036cm)">
          <text:p text:style-name="P1">no_of_or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.127cm" svg:y1="5.445cm" svg:x2="3.54cm" svg:y2="7.35cm">
          <text:p/>
        </draw:line>
        <draw:custom-shape draw:style-name="gr4" draw:text-style-name="P2" draw:layer="layout" svg:width="5.038cm" svg:height="1.266cm" draw:transform="skewX (-0.0663225115757845) translate (8.62cm 16.557cm)">
          <text:p text:style-name="P1">tailor_co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.937cm" svg:y1="14.97cm" svg:x2="10.525cm" svg:y2="16.875cm">
          <text:p/>
        </draw:line>
        <draw:line draw:style-name="gr9" draw:text-style-name="P7" draw:layer="layout" svg:x1="26.717cm" svg:y1="4.81cm" svg:x2="27.352cm" svg:y2="2.587cm">
          <text:p/>
        </draw:line>
        <draw:line draw:style-name="gr9" draw:text-style-name="P7" xml:id="id5" draw:id="id5" draw:layer="layout" svg:x1="23.86cm" svg:y1="5.762cm" svg:x2="22.907cm" svg:y2="7.667cm">
          <text:p/>
        </draw:line>
        <draw:line draw:style-name="gr9" draw:text-style-name="P7" draw:layer="layout" svg:x1="26.082cm" svg:y1="6.08cm" svg:x2="27.67cm" svg:y2="7.667cm">
          <text:p/>
        </draw:line>
        <draw:connector draw:style-name="gr16" draw:text-style-name="P7" draw:layer="layout" draw:type="curve" svg:x1="23.383cm" svg:y1="5.762cm" svg:x2="8.619cm" svg:y2="4.811cm" draw:start-shape="id5" draw:start-glue-point="0" draw:end-shape="id6" draw:end-glue-point="7" svg:d="M23383 5762c0-634-4921-951-14764-951" svg:viewBox="0 0 14765 952">
          <text:p/>
        </draw:connector>
        <draw:connector draw:style-name="gr17" draw:text-style-name="P7" draw:layer="layout" draw:type="curve" svg:x1="8.937cm" svg:y1="14.648cm" svg:x2="23.383cm" svg:y2="5.762cm" draw:start-shape="id3" draw:start-glue-point="7" draw:end-shape="id5" draw:end-glue-point="0" svg:d="M8937 14648c10477 0 8731-4694 9723-7103s4723-2534 4723-1783" svg:viewBox="0 0 14447 9294">
          <text:p/>
        </draw:connector>
        <draw:frame draw:style-name="gr13" draw:text-style-name="P8" draw:layer="layout" svg:width="3.493cm" svg:height="0.962cm" svg:x="14.969cm" svg:y="3.848cm">
          <draw:text-box>
            <text:p>pays</text:p>
          </draw:text-box>
        </draw:frame>
        <draw:frame draw:style-name="gr13" draw:text-style-name="P8" draw:layer="layout" svg:width="3.493cm" svg:height="0.962cm" svg:x="12.112cm" svg:y="13.055cm">
          <draw:text-box>
            <text:p>receiv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0:21:40.409000000</meta:creation-date>
    <dc:date>2024-06-07T23:54:13.607000000</dc:date>
    <meta:editing-duration>PT49M24S</meta:editing-duration>
    <meta:editing-cycles>3</meta:editing-cycles>
    <meta:generator>LibreOffice/7.6.3.2$Windows_X86_64 LibreOffice_project/29d686fea9f6705b262d369fede658f824154cc0</meta:generator>
    <meta:print-date>2024-06-07T23:50:56.751000000</meta:print-date>
    <meta:printed-by>PDF files</meta:printed-by>
    <meta:document-statistic meta:object-count="54"/>
  </office:meta>
</office:document-meta>
</file>